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93.26pt"/>
    </style:style>
    <style:style style:name="co4" style:family="table-column">
      <style:table-column-properties fo:break-before="auto" style:column-width="101.6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99pt solid #000000"/>
      <style:paragraph-properties fo:text-align="center" fo:margin-left="0pt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row table:style-name="ro1"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OR(A,B)</text:p>
          </table:table-cell>
          <table:table-cell table:style-name="ce1" office:value-type="string" calcext:value-type="string">
            <text:p>AND(A,B)</text:p>
          </table:table-cell>
        </table:table-row>
        <table:table-row table:style-name="ro1">
          <table:table-cell table:number-columns-repeated="4"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2" table:number-rows-repeated="1048570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0.15pt" fo:page-height="87.11pt" fo:margin-top="0pt" fo:margin-bottom="0pt" fo:margin-left="0pt" fo:margin-right="0pt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3T09:24:45.861451188</meta:creation-date>
    <dc:date>2019-03-03T09:31:06.066785544</dc:date>
    <meta:editing-duration>PT6M20S</meta:editing-duration>
    <meta:editing-cycles>1</meta:editing-cycles>
    <meta:document-statistic meta:table-count="1" meta:cell-count="20" meta:object-count="0"/>
    <meta:generator>LibreOffice/5.1.6.2$Linux_X86_64 LibreOffice_project/10m0$Build-2</meta:generator>
  </office:meta>
</office:document-meta>
</file>